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2.251cm"/>
        </style:tab-stops>
      </style:paragraph-properties>
      <style:text-properties fo:font-size="14pt" officeooo:paragraph-rsid="00024d54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paragraph-rsid="00024d54" style:font-size-asian="14pt" style:font-size-complex="14pt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font-size="14pt" officeooo:paragraph-rsid="00024d54" style:font-size-asian="14pt" style:font-size-complex="14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96cm"/>
        </style:tab-stops>
      </style:paragraph-properties>
      <style:text-properties fo:font-size="14pt" officeooo:paragraph-rsid="00024d54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1.296cm"/>
        </style:tab-stops>
      </style:paragraph-properties>
      <style:text-properties fo:font-size="14pt" officeooo:paragraph-rsid="00024d54" style:font-size-asian="14pt" style:font-size-complex="14pt"/>
    </style:style>
    <style:style style:name="P6" style:family="paragraph" style:parent-style-name="Standard">
      <style:text-properties fo:font-size="14pt" fo:language="ru" fo:country="RU" officeooo:rsid="0004c0d0" officeooo:paragraph-rsid="0004c0d0" style:font-name-asian="Times New Roman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4pt" officeooo:paragraph-rsid="00024d54" style:font-size-asian="14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2.251cm"/>
        </style:tab-stops>
      </style:paragraph-properties>
      <style:text-properties fo:font-size="14pt" officeooo:paragraph-rsid="00024d54" style:font-size-asian="14pt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251cm"/>
        </style:tab-stops>
      </style:paragraph-properties>
      <style:text-properties fo:font-size="14pt" officeooo:paragraph-rsid="00024d54" style:font-size-asian="14pt" style:font-size-complex="14pt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2.251cm"/>
        </style:tab-stops>
      </style:paragraph-properties>
      <style:text-properties fo:font-size="14pt" officeooo:paragraph-rsid="00024d54" style:font-size-asian="14pt" style:font-size-complex="14pt"/>
    </style:style>
    <style:style style:name="P11" style:family="paragraph" style:parent-style-name="Heading_20_1" style:list-style-name="WWNum10">
      <style:text-properties fo:font-size="14pt" officeooo:paragraph-rsid="00024d54" style:font-size-asian="14pt" style:font-size-complex="14pt"/>
    </style:style>
    <style:style style:name="P12" style:family="paragraph" style:parent-style-name="List_20_Paragraph" style:list-style-name="WWNum19">
      <style:paragraph-properties fo:margin-left="0cm" fo:margin-right="0cm" fo:text-align="justify" style:justify-single-word="false" fo:text-indent="-0.635cm" style:auto-text-indent="false"/>
      <style:text-properties fo:font-size="14pt" officeooo:paragraph-rsid="00024d54" style:font-size-asian="14pt" style:font-size-complex="14pt"/>
    </style:style>
    <style:style style:name="P13" style:family="paragraph" style:parent-style-name="Text_20_body_20_indent">
      <style:paragraph-properties fo:text-align="justify" style:justify-single-word="false">
        <style:tab-stops>
          <style:tab-stop style:position="1.296cm"/>
        </style:tab-stops>
      </style:paragraph-properties>
      <style:text-properties fo:font-size="14pt" officeooo:paragraph-rsid="00024d54" style:font-size-asian="14pt" style:font-size-complex="14pt"/>
    </style:style>
    <style:style style:name="P14" style:family="paragraph" style:parent-style-name="Text_20_body_20_indent">
      <style:paragraph-properties fo:text-align="justify" style:justify-single-word="false">
        <style:tab-stops>
          <style:tab-stop style:position="1.296cm"/>
        </style:tab-stops>
      </style:paragraph-properties>
      <style:text-properties fo:font-size="14pt" officeooo:paragraph-rsid="00024d54" style:font-size-asian="14pt" style:font-size-complex="14pt"/>
    </style:style>
    <style:style style:name="P15" style:family="paragraph" style:parent-style-name="Heading_20_2" style:list-style-name="WWNum10">
      <style:text-properties fo:font-size="14pt" officeooo:paragraph-rsid="00024d54" style:font-size-asian="14pt" style:font-size-complex="14pt"/>
    </style:style>
    <style:style style:name="P16" style:family="paragraph" style:parent-style-name="Heading_20_2" style:list-style-name="WWNum10">
      <style:paragraph-properties fo:text-align="justify" style:justify-single-word="false"/>
      <style:text-properties fo:font-size="14pt" officeooo:paragraph-rsid="00024d54" style:font-size-asian="14pt" style:font-size-complex="14pt"/>
    </style:style>
    <style:style style:name="P17" style:family="paragraph" style:parent-style-name="Heading_20_2">
      <style:text-properties officeooo:paragraph-rsid="00024d54"/>
    </style:style>
    <style:style style:name="P18" style:family="paragraph" style:parent-style-name="Heading_20_2" style:list-style-name="">
      <style:paragraph-properties fo:margin-left="1.251cm" fo:margin-right="0cm" fo:text-align="center" style:justify-single-word="false" fo:text-indent="1.251cm" style:auto-text-indent="false"/>
      <style:text-properties fo:font-size="14pt" officeooo:paragraph-rsid="00024d54" style:font-size-asian="14pt" style:font-size-complex="14pt"/>
    </style:style>
    <style:style style:name="P19" style:family="paragraph" style:parent-style-name="Стиль_20_Код">
      <style:text-properties officeooo:rsid="001ea11a" officeooo:paragraph-rsid="00024d54"/>
    </style:style>
    <style:style style:name="P20" style:family="paragraph" style:parent-style-name="Стиль_20_Рисунок">
      <style:paragraph-properties fo:text-align="justify" style:justify-single-word="false"/>
      <style:text-properties fo:font-size="12pt" officeooo:rsid="0004c0d0" officeooo:paragraph-rsid="0004c0d0" style:font-size-asian="12pt" style:font-size-complex="12pt"/>
    </style:style>
    <style:style style:name="P21" style:family="paragraph" style:parent-style-name="Стиль_20_Рисунок">
      <style:paragraph-properties fo:text-align="justify" style:justify-single-word="false"/>
      <style:text-properties fo:font-size="12pt" officeooo:rsid="0004c0d0" officeooo:paragraph-rsid="0005cfc7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"/>
    </style:style>
    <style:style style:name="T3" style:family="text">
      <style:text-properties fo:language="ru" fo:country="RU" style:font-name-asian="Times New Roman" style:language-asian="ru" style:country-asian="RU"/>
    </style:style>
    <style:style style:name="T4" style:family="text">
      <style:text-properties fo:language="ru" fo:country="RU" officeooo:rsid="00030c0d" style:font-name-asian="Times New Roman" style:language-asian="ru" style:country-asian="RU"/>
    </style:style>
    <style:style style:name="T5" style:family="text">
      <style:text-properties fo:language="ru" fo:country="RU" fo:font-weight="bold" style:font-name-asian="Times New Roman" style:language-asian="ru" style:country-asian="RU" style:font-weight-asian="bold"/>
    </style:style>
    <style:style style:name="T6" style:family="text">
      <style:text-properties fo:language="ru" fo:country="RU" fo:font-style="italic" fo:font-weight="bold" style:font-name-asian="Times New Roman" style:language-asian="ru" style:country-asian="RU" style:font-style-asian="italic" style:font-weight-asian="bold" style:font-style-complex="italic" style:font-weight-complex="bold"/>
    </style:style>
    <style:style style:name="T7" style:family="text">
      <style:text-properties fo:language="ru" fo:country="RU" fo:font-style="italic" style:font-name-asian="Times New Roman" style:language-asian="ru" style:country-asian="RU" style:font-style-asian="italic" style:font-style-complex="italic"/>
    </style:style>
    <style:style style:name="T8" style:family="text">
      <style:text-properties fo:language="ru" fo:country="RU" style:font-size-complex="12pt"/>
    </style:style>
    <style:style style:name="T9" style:family="text">
      <style:text-properties fo:letter-spacing="0.002cm"/>
    </style:style>
    <style:style style:name="T10" style:family="text">
      <style:text-properties fo:letter-spacing="0.002cm" fo:language="ru" fo:country="RU" style:font-name-asian="Times New Roman"/>
    </style:style>
    <style:style style:name="T11" style:family="text">
      <style:text-properties fo:letter-spacing="0.002cm" fo:language="ru" fo:country="RU" style:font-name-asian="Times New Roman" style:language-asian="ru" style:country-asian="RU"/>
    </style:style>
    <style:style style:name="T12" style:family="text">
      <style:text-properties fo:letter-spacing="0.002cm" fo:language="ru" fo:country="RU" fo:font-style="italic" style:font-name-asian="Times New Roman" style:language-asian="ru" style:country-asian="RU" style:font-style-asian="italic" style:font-style-complex="italic"/>
    </style:style>
    <style:style style:name="T13" style:family="text">
      <style:text-properties fo:letter-spacing="0.002cm" fo:language="en" fo:country="US" fo:font-style="italic" style:font-name-asian="Times New Roman" style:language-asian="ru" style:country-asian="RU" style:font-style-asian="italic" style:font-style-complex="italic"/>
    </style:style>
    <style:style style:name="T14" style:family="text">
      <style:text-properties fo:letter-spacing="0.005cm"/>
    </style:style>
    <style:style style:name="T15" style:family="text">
      <style:text-properties fo:letter-spacing="0.005cm" fo:language="ru" fo:country="RU" style:font-name-asian="Times New Roman"/>
    </style:style>
    <style:style style:name="T16" style:family="text">
      <style:text-properties fo:font-style="italic" fo:font-weight="bold" style:font-style-asian="italic" style:font-weight-asian="bold"/>
    </style:style>
    <style:style style:name="T17" style:family="text">
      <style:text-properties fo:font-style="italic" style:font-style-asian="italic"/>
    </style:style>
    <style:style style:name="T18" style:family="text">
      <style:text-properties fo:letter-spacing="-0.004cm"/>
    </style:style>
    <style:style style:name="T19" style:family="text">
      <style:text-properties fo:letter-spacing="-0.004cm" fo:font-style="italic" fo:font-weight="bold" style:font-style-asian="italic" style:font-weight-asian="bold"/>
    </style:style>
    <style:style style:name="T20" style:family="text">
      <style:text-properties fo:letter-spacing="-0.004cm" fo:language="ru" fo:country="RU" style:font-name-asian="Times New Roman" style:language-asian="ru" style:country-asian="RU"/>
    </style:style>
    <style:style style:name="T21" style:family="text">
      <style:text-properties fo:letter-spacing="0.004cm" fo:language="ru" fo:country="RU" style:font-name-asian="Times New Roman" style:language-asian="ru" style:country-asian="RU"/>
    </style:style>
    <style:style style:name="T22" style:family="text">
      <style:text-properties fo:letter-spacing="0.004cm" fo:language="en" fo:country="US" fo:font-style="italic" style:font-name-asian="Times New Roman" style:language-asian="ru" style:country-asian="RU" style:font-style-asian="italic" style:font-style-complex="italic"/>
    </style:style>
    <style:style style:name="T23" style:family="text">
      <style:text-properties fo:letter-spacing="-0.002cm"/>
    </style:style>
    <style:style style:name="T24" style:family="text">
      <style:text-properties fo:letter-spacing="-0.002cm" fo:language="ru" fo:country="RU" style:font-name-asian="Times New Roman"/>
    </style:style>
    <style:style style:name="T25" style:family="text">
      <style:text-properties fo:letter-spacing="-0.002cm" fo:language="ru" fo:country="RU" style:font-name-asian="Times New Roman" style:language-asian="ru" style:country-asian="RU"/>
    </style:style>
    <style:style style:name="T26" style:family="text">
      <style:text-properties fo:letter-spacing="-0.002cm" fo:language="en" fo:country="US" fo:font-style="italic" style:font-name-asian="Times New Roman" style:language-asian="ru" style:country-asian="RU" style:font-style-asian="italic" style:font-style-complex="italic"/>
    </style:style>
    <style:style style:name="T27" style:family="text">
      <style:text-properties fo:letter-spacing="-0.002cm" fo:language="en" fo:country="US" style:font-name-asian="Times New Roman" style:language-asian="ru" style:country-asian="RU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style="italic" style:font-name-asian="Times New Roman" style:language-asian="ru" style:country-asian="RU" style:font-style-asian="italic" style:font-style-complex="italic"/>
    </style:style>
    <style:style style:name="T30" style:family="text">
      <style:text-properties fo:language="en" fo:country="US" style:font-name-asian="Times New Roman"/>
    </style:style>
    <style:style style:name="T31" style:family="text">
      <style:text-properties style:text-position="sub 58%" fo:language="en" fo:country="US" fo:font-style="italic" style:font-name-asian="Times New Roman" style:language-asian="ru" style:country-asian="RU" style:font-style-asian="italic" style:font-style-complex="italic"/>
    </style:style>
    <style:style style:name="T32" style:family="text">
      <style:text-properties style:text-position="sub 58%" fo:letter-spacing="0.002cm" fo:language="en" fo:country="US" fo:font-style="italic" style:font-name-asian="Times New Roman" style:language-asian="ru" style:country-asian="RU" style:font-style-asian="italic" style:font-style-complex="italic"/>
    </style:style>
    <style:style style:name="T33" style:family="text">
      <style:text-properties style:text-position="sub 58%" fo:letter-spacing="-0.002cm" fo:language="en" fo:country="US" fo:font-style="italic" style:font-name-asian="Times New Roman" style:language-asian="ru" style:country-asian="RU" style:font-style-asian="italic" style:font-style-complex="italic"/>
    </style:style>
    <style:style style:name="T34" style:family="text">
      <style:text-properties style:text-position="sub 58%" fo:letter-spacing="0.004cm" fo:language="en" fo:country="US" fo:font-style="italic" style:font-name-asian="Times New Roman" style:language-asian="ru" style:country-asian="RU" style:font-style-asian="italic" style:font-style-complex="italic"/>
    </style:style>
    <style:style style:name="T35" style:family="text">
      <style:text-properties fo:letter-spacing="0.014cm" fo:language="ru" fo:country="RU" style:font-name-asian="Times New Roman" style:language-asian="ru" style:country-asian="RU"/>
    </style:style>
    <style:style style:name="T36" style:family="text">
      <style:text-properties fo:letter-spacing="0.014cm" fo:language="ru" fo:country="RU" fo:font-style="italic" style:font-name-asian="Times New Roman" style:language-asian="ru" style:country-asian="RU" style:font-style-asian="italic" style:font-style-complex="italic"/>
    </style:style>
    <style:style style:name="T37" style:family="text">
      <style:text-properties fo:letter-spacing="0.014cm" fo:language="en" fo:country="US" fo:font-style="italic" style:font-name-asian="Times New Roman" style:language-asian="ru" style:country-asian="RU" style:font-style-asian="italic" style:font-style-complex="italic"/>
    </style:style>
    <style:style style:name="T38" style:family="text">
      <style:text-properties style:font-size-complex="12pt"/>
    </style:style>
    <style:style style:name="T39" style:family="text">
      <style:text-properties officeooo:rsid="0004c0d0" style:font-size-complex="12pt"/>
    </style:style>
    <style:style style:name="T40" style:family="text">
      <style:text-properties fo:letter-spacing="0.012cm" fo:language="ru" fo:country="RU" style:font-name-asian="Times New Roman" style:language-asian="ru" style:country-asian="RU"/>
    </style:style>
    <style:style style:name="T41" style:family="text">
      <style:text-properties fo:letter-spacing="0.012cm" fo:language="ru" fo:country="RU" fo:font-style="italic" style:font-name-asian="Times New Roman" style:language-asian="ru" style:country-asian="RU" style:font-style-asian="italic" style:font-style-complex="italic"/>
    </style:style>
    <style:style style:name="T42" style:family="text">
      <style:text-properties fo:letter-spacing="0.012cm" fo:language="en" fo:country="US" fo:font-style="italic" style:font-name-asian="Times New Roman" style:language-asian="ru" style:country-asian="RU" style:font-style-asian="italic" style:font-style-complex="italic"/>
    </style:style>
    <style:style style:name="T43" style:family="text">
      <style:text-properties fo:letter-spacing="-0.005cm" fo:language="ru" fo:country="RU" style:font-name-asian="Times New Roman" style:language-asian="ru" style:country-asian="RU"/>
    </style:style>
    <style:style style:name="T44" style:family="text">
      <style:text-properties fo:letter-spacing="-0.005cm" style:language-asian="ru" style:country-asian="RU"/>
    </style:style>
    <style:style style:name="T45" style:family="text">
      <style:text-properties fo:letter-spacing="0.009cm" fo:language="en" fo:country="US" fo:font-style="italic" style:font-name-asian="Times New Roman" style:language-asian="ru" style:country-asian="RU" style:font-style-asian="italic" style:font-style-complex="italic"/>
    </style:style>
    <style:style style:name="T46" style:family="text">
      <style:text-properties fo:letter-spacing="0.009cm" fo:language="en" fo:country="US" style:font-name-asian="Times New Roman" style:language-asian="ru" style:country-asian="RU"/>
    </style:style>
    <style:style style:name="T47" style:family="text">
      <style:text-properties fo:letter-spacing="0.009cm" fo:language="ru" fo:country="RU" style:font-name-asian="Times New Roman" style:language-asian="ru" style:country-asian="RU"/>
    </style:style>
    <style:style style:name="T48" style:family="text">
      <style:text-properties officeooo:rsid="00024d54"/>
    </style:style>
    <style:style style:name="T49" style:family="text">
      <style:text-properties officeooo:rsid="0004c0d0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4pt" officeooo:rsid="0004c0d0" style:font-size-asian="14pt" style:font-size-complex="14pt"/>
    </style:style>
    <style:style style:name="T52" style:family="text">
      <style:text-properties officeooo:rsid="0005cf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65825023013088764" text:style-name="WWNum10">
        <text:list-header>
          <text:h text:style-name="P11" text:outline-level="1"><text:span text:style-name="T4">2 </text:span><text:bookmark-start text:name="_Toc446975006"/><text:span text:style-name="T3">Лабораторная работа №2. <text:line-break/>Исследование шифров простой замены</text:span><text:bookmark-end text:name="_Toc446975006"/></text:h>
        </text:list-header>
      </text:list>
      <text:p text:style-name="P7"><text:span text:style-name="T5">Цель работы:</text:span><text:span text:style-name="T3"> ознакомиться с различными шифрами простой замены (шифрами подстановки) и методами их дешифрования.</text:span></text:p>
      <text:list xml:id="list215015415785769" text:continue-numbering="true" text:style-name="WWNum10">
        <text:list-item>
          <text:list>
            <text:list-item>
              <text:list>
                <text:list-header>
                  <text:h text:style-name="P16" text:outline-level="2"><text:span text:style-name="T48"><text:s text:c="10"/>2.1 </text:span>Краткие теоретические сведения</text:h>
                </text:list-header>
              </text:list>
            </text:list-item>
          </text:list>
        </text:list-item>
      </text:list>
      <text:p text:style-name="P13"><text:tab/>При шифровании заменой (подстановкой) символы шифруемого текста заменяются символами того же или другого алфа<text:span text:style-name="T9">вита с заранее установленным правилом замены. В шифре про</text:span>стой замены каждый символ исходного текста заменяется симво<text:span text:style-name="T14">лами того же алфавита одинаково на всем протяжении текста. </text:span>Часто шифры простой замены называют шифрами <text:span text:style-name="T16">одноалфавит</text:span><text:span text:style-name="T19">ной</text:span><text:span text:style-name="T18"> подстановки.</text:span></text:p>
      <text:p text:style-name="P3"><text:span text:style-name="T3"><text:tab/>Шифр Цезаря является частным случаем шифра простой замены (одноалфавитной подстановки). Свое название этот шифр </text:span><text:span text:style-name="T11">получил по имени римского императора Гая Юлия Цезаря, кото_</text:span><text:span text:style-name="T21">рый использовал этот шифр при переписке с Цицероном {около </text:span><text:span text:style-name="T11">50 г. до н.э.).</text:span></text:p>
      <text:p text:style-name="P2"><text:span text:style-name="T2"><text:tab/>При шифровании исходного текста каждая буква заменя_лась на другую букву того же алфавита по следующему правилу. </text:span><text:span text:style-name="T15">Заменяющая буква определялась путем смещения по алфавиту </text:span><text:span text:style-name="T24">от исходной буквы на К букв. При достижении конца алфавита </text:span><text:span text:style-name="T2">выполнялся циклический переход к его началу. Цезарь использо_</text:span><text:span text:style-name="T10">вал шифр замены при смещении К = 3. Такой шифр замены мож_</text:span><text:span text:style-name="T2">но задать таблицей подстановок, содержащей соответствующие пары букв открытого текста и шифротекста.</text:span></text:p>
      <text:p text:style-name="P4"><text:span text:style-name="T3"><text:tab/>Достоинством системы шифрования Цезаря является простота шифрования и расшифрования.</text:span></text:p>
      <text:p text:style-name="P4"><text:span text:style-name="T20"><text:tab/>В системе шифрования Цезаря использовались только ад_</text:span><text:span text:style-name="T3">дитивные свойства множества целых </text:span><text:span text:style-name="T29">Z</text:span><text:span text:style-name="T31">m</text:span><text:span text:style-name="T3">. Однако символы мно_</text:span><text:span text:style-name="T11">жества </text:span><text:span text:style-name="T13">Z</text:span><text:span text:style-name="T32">m</text:span><text:span text:style-name="T11"> можно также умножать по модулю </text:span><text:span text:style-name="T13">m</text:span><text:span text:style-name="T11">. Применяя одно_временно операции сложения и умножения по модулю </text:span><text:span text:style-name="T13">m</text:span><text:span text:style-name="T11"> над эле_</text:span><text:span text:style-name="T3">ментами множества </text:span><text:span text:style-name="T29">Z</text:span><text:span text:style-name="T31">m</text:span><text:span text:style-name="T3">, можно получить систему подстановок, которую называют </text:span><text:span text:style-name="T6">аффинной системой подстановок Цезаря</text:span><text:span text:style-name="T3">.</text:span></text:p>
      <text:p text:style-name="P1"><text:span text:style-name="T26"><text:tab/>E</text:span><text:span text:style-name="T33">a,b</text:span><text:span text:style-name="T26">(t) = at + b (mod m)</text:span><text:span text:style-name="T27">,</text:span></text:p>
      <text:p text:style-name="P8"><text:span text:style-name="T3">где </text:span><text:span text:style-name="T29">a</text:span><text:span text:style-name="T7">,</text:span><text:span text:style-name="T29">b</text:span><text:span text:style-name="T3"> - целые числа, 0 &lt; </text:span><text:span text:style-name="T29">a</text:span><text:span text:style-name="T7">,</text:span><text:span text:style-name="T29">b</text:span><text:span text:style-name="T3"> &lt; </text:span><text:span text:style-name="T29">m</text:span><text:span text:style-name="T3">, <text:s text:c="2"/>НОД (</text:span><text:span text:style-name="T29">a</text:span><text:span text:style-name="T7">,</text:span><text:span text:style-name="T29">m</text:span><text:span text:style-name="T3">) = 1.</text:span></text:p>
      <text:p text:style-name="P4"><text:span text:style-name="T11"><text:tab/>Следует заметить, что преобразование </text:span><text:span text:style-name="T13">E</text:span><text:span text:style-name="T32">ab</text:span><text:span text:style-name="T12">(</text:span><text:span text:style-name="T13">t</text:span><text:span text:style-name="T12">)</text:span><text:span text:style-name="T11"> является </text:span><text:span text:style-name="T21">взаимно однозначным отображением на множестве </text:span><text:span text:style-name="T22">Z</text:span><text:span text:style-name="T34">m</text:span><text:span text:style-name="T21"> только в </text:span><text:span text:style-name="T3">том случае, если наибольший общий делитель чисел </text:span><text:span text:style-name="T7">а</text:span><text:span text:style-name="T3"> и </text:span><text:span text:style-name="T29">m</text:span><text:span text:style-name="T3">, </text:span><text:span text:style-name="T35"><text:s/>(НОД (</text:span><text:span text:style-name="T36">а, </text:span><text:span text:style-name="T37">m</text:span><text:span text:style-name="T35">)), равен единице, т.е. </text:span><text:span text:style-name="T36">а</text:span><text:span text:style-name="T35"> и </text:span><text:span text:style-name="T37">m</text:span><text:span text:style-name="T35"> должны </text:span><text:span text:style-name="T20">быть взаимно простыми числами.</text:span></text:p>
      <text:p text:style-name="P4"><text:span text:style-name="T3"><text:tab/>Концепция, заложенная в систему шифрования Цезаря, оказалась весьма плодотворной, о чем свидетельствуют ее многочисленные модификации.</text:span></text:p>
      <text:list xml:id="list215015717029801" text:continue-numbering="true" text:style-name="WWNum10">
        <text:list-item>
          <text:list>
            <text:list-item>
              <text:list>
                <text:list-header>
                  <text:h text:style-name="P16" text:outline-level="2"><text:soft-page-break/><text:span text:style-name="T48"><text:s text:c="10"/>2.2 </text:span>Описание программы</text:h>
                </text:list-header>
              </text:list>
            </text:list-item>
          </text:list>
        </text:list-item>
      </text:list>
      <text:p text:style-name="P2"><text:span text:style-name="T2"><text:tab/>Была написана программа, которая шифрует произвольный </text:span><text:span text:style-name="T30">txt</text:span><text:span text:style-name="T2"> файл (размером как можно больше) аффинной<text:tab/> системой подстановок <text:s/>Цезаря, т.е. (а</text:span><text:span text:style-name="T30">t</text:span><text:span text:style-name="T2"> + </text:span><text:span text:style-name="T30">b</text:span><text:span text:style-name="T2">) </text:span><text:span text:style-name="T30">mod</text:span><text:span text:style-name="T2"> </text:span><text:span text:style-name="T30">m</text:span><text:span text:style-name="T2">.</text:span></text:p>
      <text:list xml:id="list215015935341248" text:continue-numbering="true" text:style-name="WWNum10">
        <text:list-item>
          <text:list>
            <text:list-header>
              <text:h text:style-name="P15" text:outline-level="2"><text:span text:style-name="T49"><text:s text:c="11"/>2.3 </text:span>Текст программы</text:h>
            </text:list-header>
          </text:list>
        </text:list-item>
      </text:list>
      <text:p text:style-name="P19"><text:span text:style-name="T28">import argparse</text:span></text:p>
      <text:p text:style-name="P19"><text:span text:style-name="T28"></text:span></text:p>
      <text:p text:style-name="P19"><text:span text:style-name="T28">class Message(object):</text:span></text:p>
      <text:p text:style-name="P19"><text:span text:style-name="T28"></text:span></text:p>
      <text:p text:style-name="P19"><text:span text:style-name="T28"><text:s text:c="4"/>ALPH_SIZE = 256</text:span></text:p>
      <text:p text:style-name="P19"><text:span text:style-name="T28"></text:span></text:p>
      <text:p text:style-name="P19"><text:span text:style-name="T28"><text:s text:c="4"/>def __init__(self, text):</text:span></text:p>
      <text:p text:style-name="P19"><text:span text:style-name="T28"><text:s text:c="8"/>super(Message, self).__init__()</text:span></text:p>
      <text:p text:style-name="P19"><text:span text:style-name="T28"><text:s text:c="8"/>self.text = text</text:span></text:p>
      <text:p text:style-name="P19"><text:span text:style-name="T28"></text:span></text:p>
      <text:p text:style-name="P19"><text:span text:style-name="T28"><text:s text:c="4"/>def encrypt(self, key_a, key_b):</text:span></text:p>
      <text:p text:style-name="P19"><text:span text:style-name="T28"><text:s text:c="8"/>return ''.join([chr((key_a * ord(char) + key_b) % self.ALPH_SIZE) for char in self.text])</text:span></text:p>
      <text:p text:style-name="P19"><text:span text:style-name="T28"></text:span></text:p>
      <text:p text:style-name="P19"><text:span text:style-name="T28"><text:s text:c="4"/>def decrypt(self, key_a, key_b):</text:span></text:p>
      <text:p text:style-name="P19"><text:span text:style-name="T28"><text:s text:c="8"/>inv_k = self._mod_inverse(key_a)</text:span></text:p>
      <text:p text:style-name="P19"><text:span text:style-name="T28"><text:s text:c="8"/>return ''.join([chr(((ord(char) - key_b) * inv_k) % self.ALPH_SIZE) for char in self.text])</text:span></text:p>
      <text:p text:style-name="P19"><text:span text:style-name="T28"></text:span></text:p>
      <text:p text:style-name="P19"><text:span text:style-name="T28"><text:s text:c="4"/>def _mod_inverse(self, num):</text:span></text:p>
      <text:p text:style-name="P19"><text:span text:style-name="T28"><text:s text:c="8"/>for i in range(1, self.ALPH_SIZE):</text:span></text:p>
      <text:p text:style-name="P19"><text:span text:style-name="T28"><text:s text:c="12"/>if (i * num) % self.ALPH_SIZE == 1:</text:span></text:p>
      <text:p text:style-name="P19"><text:span text:style-name="T28"><text:s text:c="16"/>return i</text:span></text:p>
      <text:p text:style-name="P19"><text:span text:style-name="T28"></text:span></text:p>
      <text:p text:style-name="P19"><text:span text:style-name="T28"></text:span></text:p>
      <text:p text:style-name="P19"><text:span text:style-name="T28">parser = argparse.ArgumentParser(description = "Bruteforce MD5 hash")</text:span></text:p>
      <text:p text:style-name="P19"><text:span text:style-name="T28">parser.add_argument('-f', type = str, required = True, dest = 'file_name')</text:span></text:p>
      <text:p text:style-name="P19"><text:span text:style-name="T28">parser.add_argument('-b', type = int, required = True, dest = 'key_b')</text:span></text:p>
      <text:p text:style-name="P19"><text:span text:style-name="T28">parser.add_argument('-a', type = int, required = True, dest = 'key_a')</text:span></text:p>
      <text:p text:style-name="P19"><text:span text:style-name="T28">parser.add_argument('-t', type = str, required = True, dest = 'action')</text:span></text:p>
      <text:p text:style-name="P19"><text:span text:style-name="T28"></text:span></text:p>
      <text:p text:style-name="P19"><text:span text:style-name="T28">args = parser.parse_args()</text:span></text:p>
      <text:p text:style-name="P19"><text:span text:style-name="T28">file_name = args.file_name</text:span></text:p>
      <text:p text:style-name="P19"><text:span text:style-name="T28">action = args.action</text:span></text:p>
      <text:p text:style-name="P19"><text:span text:style-name="T28">key_a = args.key_a</text:span></text:p>
      <text:p text:style-name="P19"><text:span text:style-name="T28">key_b = args.key_b</text:span></text:p>
      <text:p text:style-name="P19"><text:span text:style-name="T28"></text:span></text:p>
      <text:p text:style-name="P19"><text:span text:style-name="T28">input_file = open(file_name, "r")</text:span></text:p>
      <text:p text:style-name="P19"><text:span text:style-name="T28">message = Message(input_file.read())</text:span></text:p>
      <text:p text:style-name="P19"><text:span text:style-name="T28"></text:span></text:p>
      <text:p text:style-name="P19"><text:span text:style-name="T28">if action == 'e':</text:span></text:p>
      <text:p text:style-name="P19"><text:span text:style-name="T28"><text:s text:c="4"/>print(message.encrypt(key_a, key_b))</text:span></text:p>
      <text:p text:style-name="P19"><text:span text:style-name="T28">elif action == 'd':</text:span></text:p>
      <text:p text:style-name="P19"><text:span text:style-name="T28"><text:s text:c="4"/>print(message.decrypt(key_a, key_b))</text:span></text:p>
      <text:list xml:id="list215016790707752" text:continue-numbering="true" text:style-name="WWNum10">
        <text:list-header>
          <text:h text:style-name="P17" text:outline-level="2"><text:soft-page-break/><text:span text:style-name="T39"><text:s text:c="12"/></text:span><text:span text:style-name="T51"><text:s/>2.4 </text:span><text:span text:style-name="T50">Контрольный пример</text:span></text:h>
        </text:list-header>
      </text:list>
      <text:p text:style-name="P6"><text:span text:style-name="T44"><text:tab/>В качестве контрольного примера был зашифрован файл исходных текстов программы:</text:span></text:p>
      <text:p text:style-name="P20"><text:span text:style-name="T52">~&gt;</text:span> ./caesar.py -f caesar.py -a 3 -b 5 -t e | tee output.txt</text:p>
      <text:p text:style-name="P20">nhd^[<text:a xlink:type="simple" xlink:href="mailto:+@O">+@O</text:a>Upa=RO##@LUR[ae([:U([^4##.I(^^eì4^^(:4}R+C4.a³##eeeeÈéõÝ"þà#Ôe¼e¤§##eeee147e""@O@a""}^4I7ea4ma³#eeeeeeee^dU4[}ì4^^(:4e^4I7""@O@a""}#eeeeeeee^4I7a4mae¼ea4ma##eeee147e4O.[pUa}^4I7eF4p"(eF4p"+³#eeeeeeee[4ad[OezzCR@O}#.=[}}F4p"(eeR[1}.=([eeF4p"+ete^4I7ÈéõÝ"þà#Ôe7R[e.=([e@Oe^4I7a4ma###eeee147e14.[pUa}^4I7eF4p"(eF4p"+³#eeeeeeee@Og"Fe¼e^4I7"LR1"@Og4[^4}F4p"(#eeeeeeee[4ad[OezzCR@O}#.=[}}}R[1}.=([eeF4p"+ee@Og"Fete^4I7ÈéõÝ"þà#Ôe7R[e.=([e@Oe^4I7a4ma###eeee147e"LR1"@Og4[^4}^4I7eOdL³#eeeeeeee7R[e@e@Oe[(O:4}e^4I7ÈéõÝ"þà#Ô³#eeeeeeeeeeee@7e}@eeOdLete^4I7ÈéõÝ"þà#Ôe¼¼e³#eeeeeeeeeeeeeeee[4ad[Oe@###U([^.[@Ua@ROe¼ekË[da47R[.4eìÑ¤e=(^=k#U([^4[(11"([:dL4Oa}z7zeapU4e¼e^a[e[4Xd@[41.[pUa}F4p"(eF4p"+</text:p>
      <text:p text:style-name="P20"/>
      <text:p text:style-name="P21"><text:span text:style-name="T52">~&gt;</text:span> ./caesar.py -f output.txt -a 3 -b 5 -t d | head -n 10</text:p>
      <text:p text:style-name="P20">#!/usr/bin/python3</text:p>
      <text:p text:style-name="P20">import argparse</text:p>
      <text:p text:style-name="P20">class Message(object):</text:p>
      <text:p text:style-name="P20"/>
      <text:p text:style-name="P20"><text:s text:c="4"/>ALPH_SIZE = 256</text:p>
      <text:p text:style-name="P20"></text:p>
      <text:p text:style-name="P20"><text:s text:c="4"/>def __init__(self, text):</text:p>
      <text:p text:style-name="P20"><text:s text:c="8"/>super(Message, self).__init__()</text:p>
      <text:h text:style-name="P18" text:outline-level="2"><text:span text:style-name="T1">ВЫВОДЫ</text:span></text:h>
      <text:p text:style-name="P2"><text:span text:style-name="T2"><text:tab/>При выполнении данной лабораторной работы я познакомился с различными шифрами простой замены (шифрами подстановки) и методами их дешифрования. </text:span></text:p>
      <text:p text:style-name="P13"><text:tab/>Была написана программа, которая шифрует произвольный текстовый файл аффинной системой подстановок <text:s/>Цезаря, т.е. (аt + b) mod m. <text:tab/><text:span text:style-name="T14">Достоинством аффинной системы является удобное </text:span><text:span text:style-name="T23">управление ключами - ключи шифрования и расшифрования </text:span>представляются в компактной форме в виде пары чисел (<text:span text:style-name="T17">а, b</text:span>). </text:p>
      <text:p text:style-name="P2"><text:span text:style-name="T2"><text:tab/>Недостатки данной системы следующие:</text:span></text:p>
      <text:list xml:id="list3325292753445244328" text:style-name="WWNum19">
        <text:list-item>
          <text:p text:style-name="P12"><text:span text:style-name="T2">подстановки, выполняемые в соответствии с системой Цезаря не маскируют частот появления различных букв исходного открытого текста;</text:span></text:p>
        </text:list-item>
        <text:list-item>
          <text:p text:style-name="P12"><text:span text:style-name="T2">сохраняется алфавитный порядок в последовательности заменяющих букв. При изменении К изменяются только начальные <text:s/>позиции такой последовательности;</text:span></text:p>
        </text:list-item>
        <text:list-item>
          <text:p text:style-name="P12"><text:span text:style-name="T2">число возможных ключей К мало;</text:span></text:p>
        </text:list-item>
        <text:list-item>
          <text:p text:style-name="P12"><text:span text:style-name="T2">шифр легко вскрывается на основе анализа частот появления букв в шифротексте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.251cm" style:auto-text-indent="false"/>
    </style:style>
    <style:style style:name="Heading_20_1" style:display-name="Heading 1" style:family="paragraph" style:parent-style-name="Standard" style:default-outline-level="1" style:list-style-name="WWNum10" style:class="text">
      <style:paragraph-properties fo:margin-top="0cm" fo:margin-bottom="0.847cm" style:contextual-spacing="false" fo:text-align="center" style:justify-single-word="false" fo:keep-together="always" fo:hyphenation-ladder-count="no-limit" fo:break-before="page" fo:keep-with-next="always"/>
      <style:text-properties fo:text-transform="uppercase" fo:color="#000000" fo:font-weight="bold" style:font-weight-asian="bold" style:font-name-complex="F" style:font-family-generic-complex="system" style:font-pitch-complex="variable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WWNum10" style:class="text">
      <style:paragraph-properties fo:margin-top="0.917cm" fo:margin-bottom="0.917cm" style:contextual-spacing="false" fo:keep-together="always" fo:hyphenation-ladder-count="no-limit" fo:keep-with-next="always"/>
      <style:text-properties fo:color="#000000" fo:font-weight="bold" style:font-weight-asian="bold" style:font-name-complex="F" style:font-family-generic-complex="system" style:font-pitch-complex="variable" style:font-size-complex="13pt" style:font-weight-complex="bold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>
        <style:tab-stops>
          <style:tab-stop style:position="2.251cm"/>
        </style:tab-stops>
      </style:paragraph-properties>
      <style:text-properties fo:language="ru" fo:country="RU" style:font-name-asian="Times New Roman" style:font-family-asian="'Times New Roman'" style:font-family-generic-asian="system" style:font-pitch-asian="variable" style:language-asian="ru" style:country-asian="RU"/>
    </style:style>
    <style:style style:name="Стиль_20_Код" style:display-name="Стиль Код" style:family="paragraph" style:parent-style-name="Standard" style:default-outline-level="">
      <style:paragraph-properties fo:margin-left="0cm" fo:margin-right="0cm" fo:text-align="start" style:justify-single-word="false" fo:hyphenation-ladder-count="no-limit" fo:text-indent="0cm" style:auto-text-indent="false"/>
      <style:text-properties style:font-name="Courier New" fo:font-family="'Courier New'" style:font-family-generic="roman" style:font-pitch="variable" fo:font-size="10pt" style:font-size-asian="10pt" fo:hyphenate="false" fo:hyphenation-remain-char-count="2" fo:hyphenation-push-char-count="2"/>
    </style:style>
    <style:style style:name="Стиль_20_Рисунок" style:display-name="Стиль Рисунок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56.55cm" fo:margin-left="-57.7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43:07.696682400</meta:creation-date>
    <dc:date>2016-04-10T21:50:14.866884956</dc:date>
    <meta:editing-duration>PT4M4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77" meta:word-count="774" meta:character-count="5651" meta:non-whitespace-character-count="4839"/>
  </office:meta>
</office:document-meta>
</file>